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0pt" style:text-underline-style="none" fo:font-weight="normal" officeooo:rsid="0014293e" officeooo:paragraph-rsid="0014293e" style:font-size-asian="8.75pt" style:font-weight-asian="normal" style:font-size-complex="10pt" style:font-weight-complex="normal"/>
    </style:style>
    <style:style style:name="P8" style:family="paragraph" style:parent-style-name="Standard">
      <style:text-properties fo:font-size="10pt" style:text-underline-style="none" fo:font-weight="normal" officeooo:rsid="0008b05d" officeooo:paragraph-rsid="000c2ea7" style:font-size-asian="8.75pt" style:font-weight-asian="normal" style:font-size-complex="10pt" style:font-weight-complex="normal"/>
    </style:style>
    <style:style style:name="P9"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10"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11" style:family="paragraph" style:parent-style-name="Standard">
      <style:paragraph-properties>
        <style:tab-stops>
          <style:tab-stop style:position="0.563cm"/>
          <style:tab-stop style:position="1.819cm"/>
        </style:tab-stops>
      </style:paragraph-properties>
      <style:text-properties fo:font-size="10pt" style:text-underline-style="solid" style:text-underline-width="auto" style:text-underline-color="font-color" fo:font-weight="normal" officeooo:rsid="0009755f" officeooo:paragraph-rsid="0009755f" style:font-size-asian="8.75pt" style:font-weight-asian="normal" style:font-size-complex="10pt" style:font-weight-complex="normal"/>
    </style:style>
    <style:style style:name="P12" style:family="paragraph" style:parent-style-name="Standard">
      <style:text-properties fo:font-size="10pt" style:text-underline-style="none" fo:font-weight="normal" officeooo:rsid="000c2ea7" officeooo:paragraph-rsid="0009755f" style:font-size-asian="8.75pt" style:font-weight-asian="normal" style:font-size-complex="10pt" style:font-weight-complex="normal"/>
    </style:style>
    <style:style style:name="P13" style:family="paragraph" style:parent-style-name="Standard">
      <style:text-properties fo:font-size="10pt" style:text-underline-style="solid" style:text-underline-width="auto" style:text-underline-color="font-color" fo:font-weight="normal" officeooo:rsid="00152b62" officeooo:paragraph-rsid="00152b62" style:font-size-asian="8.75pt" style:font-weight-asian="normal" style:font-size-complex="10pt" style:font-weight-complex="normal"/>
    </style:style>
    <style:style style:name="P14"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5" style:family="paragraph" style:parent-style-name="Standard">
      <style:text-properties fo:font-size="10pt" style:text-underline-style="none" fo:font-weight="normal" officeooo:rsid="000d5dd7" officeooo:paragraph-rsid="001686c4" style:font-size-asian="8.75pt" style:font-weight-asian="normal" style:font-size-complex="10pt" style:font-weight-complex="normal"/>
    </style:style>
    <style:style style:name="P16" style:family="paragraph" style:parent-style-name="Standard">
      <style:text-properties fo:font-size="12pt" style:text-underline-style="solid" style:text-underline-width="auto" style:text-underline-color="font-color" fo:font-weight="bold" officeooo:rsid="0009755f" officeooo:paragraph-rsid="001686c4" style:font-size-asian="10.5pt" style:font-weight-asian="bold" style:font-size-complex="12pt" style:font-weight-complex="bold"/>
    </style:style>
    <style:style style:name="P17" style:family="paragraph" style:parent-style-name="Standard">
      <style:text-properties fo:font-size="10pt" style:text-underline-style="solid" style:text-underline-width="auto" style:text-underline-color="font-color" fo:font-weight="normal" officeooo:rsid="000d5dd7" officeooo:paragraph-rsid="000d5dd7" style:font-size-asian="8.75pt" style:font-weight-asian="normal" style:font-size-complex="10pt" style:font-weight-complex="normal"/>
    </style:style>
    <style:style style:name="P18"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19" style:family="paragraph" style:parent-style-name="Standard">
      <style:text-properties fo:font-size="12pt" style:text-underline-style="solid" style:text-underline-width="auto" style:text-underline-color="font-color" fo:font-weight="bold" officeooo:rsid="000e573d" officeooo:paragraph-rsid="0009755f" style:font-size-asian="10.5pt" style:font-weight-asian="bold" style:font-size-complex="12pt" style:font-weight-complex="bold"/>
    </style:style>
    <style:style style:name="P20"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21" style:family="paragraph" style:parent-style-name="Standard">
      <style:text-properties fo:font-size="12pt" style:text-underline-style="solid" style:text-underline-width="auto" style:text-underline-color="font-color" fo:font-weight="bold" officeooo:rsid="00103107" officeooo:paragraph-rsid="00103107" style:font-size-asian="10.5pt" style:font-weight-asian="bold" style:font-size-complex="12pt" style:font-weight-complex="bold"/>
    </style:style>
    <style:style style:name="P22"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23"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14293e"/>
    </style:style>
    <style:style style:name="T2" style:family="text">
      <style:text-properties fo:font-weight="bold" officeooo:rsid="001686c4"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152b62"/>
    </style:style>
    <style:style style:name="T6" style:family="text">
      <style:text-properties officeooo:rsid="000c2ea7"/>
    </style:style>
    <style:style style:name="T7" style:family="text">
      <style:text-properties officeooo:rsid="000d5dd7"/>
    </style:style>
    <style:style style:name="T8" style:family="text">
      <style:text-properties officeooo:rsid="000e573d"/>
    </style:style>
    <style:style style:name="T9" style:family="text">
      <style:text-properties officeooo:rsid="00103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text:p>
      <text:p text:style-name="P3"/>
      <text:p text:style-name="P3"/>
      <text:p text:style-name="P4">PREGUNTAS</text:p>
      <text:p text:style-name="P5"/>
      <text:p text:style-name="P6">- A: ¿Tienes miedo?</text:p>
      <text:p text:style-name="P6">- B: ¿<text:span text:style-name="T1">F</text:span>uiste feliz?</text:p>
      <text:p text:style-name="P6">- <text:span text:style-name="T1">C</text:span>: ¿ ?</text:p>
      <text:p text:style-name="P6">- <text:span text:style-name="T1">D</text:span>: ¿ ?</text:p>
      <text:p text:style-name="P6">- <text:span text:style-name="T1">E</text:span>: ¿ ?</text:p>
      <text:p text:style-name="P6">- <text:span text:style-name="T1">F</text:span>: ¿ ?</text:p>
      <text:p text:style-name="P6"/>
      <text:p text:style-name="P7"><text:span text:style-name="T2">¿¿ </text:span><text:span text:style-name="T3">AB CD EF</text:span> ó <text:span text:style-name="T3">ABC DEF</text:span><text:span text:style-name="T4"> ??</text:span></text:p>
      <text:p text:style-name="P6"/>
      <text:p text:style-name="P8"/>
      <text:p text:style-name="P9">ALMA – PELIQUEIRO</text:p>
      <text:p text:style-name="P10"/>
      <text:p text:style-name="P11">RESPUESTA<text:span text:style-name="T5">S</text:span>:</text:p>
      <text:p text:style-name="P10">- A: Tengo miedo de que me insulten, ya que significaría que las nuevas generaciones se están olvidando de mí y mi tierra.</text:p>
      <text:p text:style-name="P10">- B: <text:span text:style-name="T6">Muy feliz, sobre todo cuando me daban vino o salía con mi zamarra.</text:span></text:p>
      <text:p text:style-name="P6">- <text:span text:style-name="T5">C</text:span>: Rojo, como el color de mi fajín.</text:p>
      <text:p text:style-name="P6">- <text:span text:style-name="T5">D</text:span>: ¿Mi marcha? Yo nunca podía parar en mitad de la calle ni nadie interrumpirme el camino.</text:p>
      <text:p text:style-name="P6">- <text:span text:style-name="T5">E</text:span>: El negro. </text:p>
      <text:p text:style-name="P6">- <text:span text:style-name="T5">F</text:span>: Echo de menos a mi gente, mi pueblo, mis costumbres. Echo de menos el olor a mar, a lluvia, a alegría. Echo de menos el lugar donde me crié, mis raíces, mi sangre. Y llevaré con orgullo el valor y la cultura de mi tierra eternamente.</text:p>
      <text:p text:style-name="P6"/>
      <text:p text:style-name="P9"/>
      <text:p text:style-name="P9">ALMA – PAYASO</text:p>
      <text:p text:style-name="P12"/>
      <text:p text:style-name="P13">RESPUESTAS:</text:p>
      <text:p text:style-name="P6">- A: Una vez tuve un sueño con una torre. Subía y subía las escaleras, hacia l<text:span text:style-name="T7">a cumbre</text:span>, pero jamás terminaba. <text:span text:style-name="T7">Fue terrible.</text:span></text:p>
      <text:p text:style-name="P6">- <text:span text:style-name="T7">B: Una vez tuve un sueño con un árbol. Subía y subía por las ramas, hacia lo alto de la copa, pero jamás llegaba. Fue terrible.</text:span></text:p>
      <text:p text:style-name="P14">- <text:span text:style-name="T5">C</text:span>: ¿Tengo cara de que me guste comer lapiceros? Honestamente, sí. Me gusta mucho roer lapiceros, pero no vasos.</text:p>
      <text:p text:style-name="P14">- <text:span text:style-name="T5">D</text:span>: Yo viví en una gran ciudad. Al tiempo, me mudé a una pequeña ciudad. Después, decidí mudarme a un pueblo grande, hasta que decidí mudarme a un pueblo pequeño. Pero, de repente, me vino una idea fugaz pero poderosa: mudarme al campo. Y así es como acabé viviendo en un cubo.</text:p>
      <text:p text:style-name="P14">- <text:span text:style-name="T5">E</text:span>: Vivir en un cubo es bastante práctico si te paras a pensarlo.</text:p>
      <text:p text:style-name="P15">- <text:span text:style-name="T5">F</text:span>: Vivir en un cubo es bastante práctico si te paras a pensarlo.</text:p>
      <text:p text:style-name="P16">ALMA – MORETTA</text:p>
      <text:p text:style-name="P9"/>
      <text:p text:style-name="P17">RESPUESTA<text:span text:style-name="T5">S</text:span>:</text:p>
      <text:p text:style-name="P14">- A: Tengo miedo a mostrar mi rostro, puesto que nadie lo ha visto nunca.</text:p>
      <text:p text:style-name="P14">- B: Sí… Dentro de lo que cabe. Jamás tuve permitido poder hablar, así que nunca hablé con nadie sobre la felicidad. Yo solo debía cumplir lo que de mí se esperaba, nada más. Padre se sentiría orgulloso de mí por haber podido cumplir con mi cometido.</text:p>
      <text:p text:style-name="P14">- <text:span text:style-name="T5">C</text:span>: Verde, <text:span text:style-name="T8">porque lo que más disfrutaba era tirarme en el verde pasto de la pradera y rodar, y rodar… Hasta sentirme libre. Lástima que hace tiempo que no puedo hacerlo. Supongo que fue ahí cuando tornó de ese color.</text:span></text:p>
      <text:p text:style-name="P14">- <text:span text:style-name="T5">D:</text:span><text:span text:style-name="T8"> Desdichada. Siento, ahora, que solo fui una víctima de mis circunstancias y la época en la que viví. No he tenido nada mío, un lugar en el que poder esconderme, poder gritar. Ojalá mis últimos días hubiese podido sentir, más allá de asentir.</text:span></text:p>
      <text:p text:style-name="P18">- <text:span text:style-name="T5">E</text:span>: Morado, como esta tienda. Es un color que me da cierta fortaleza y esperanza.</text:p>
      <text:p text:style-name="P18">- <text:span text:style-name="T5">F</text:span>: Echo de menos a madre. Fue la única persona con la que pude hablar, reír, ser feliz. Cuando marchó, padre me envió a otro hogar y me encontró un consorte. Alejarme del lugar donde me crié junto a madre me convirtió en una persona agria y hueca.</text:p>
      <text:p text:style-name="P18"/>
      <text:p text:style-name="P18"/>
      <text:p text:style-name="P9"><text:soft-page-break/>ALMA – MÉDICO DE LA PESTE</text:p>
      <text:p text:style-name="P9"/>
      <text:p text:style-name="P18">RESPUESTA<text:span text:style-name="T5">S</text:span>:</text:p>
      <text:p text:style-name="P18">- A: Me da miedo el mal olor.</text:p>
      <text:p text:style-name="P18">- B: Yo solo he vivido una vida de preocupación…</text:p>
      <text:p text:style-name="P18">- <text:span text:style-name="T5">C</text:span>: Verde, como el olor de las hierbas aromáticas que huelo cuando hago mi trabajo. Seguramente, mi alma respiró aquel color.</text:p>
      <text:p text:style-name="P18">- <text:span text:style-name="T5">D</text:span>: Fea, muy fea. Tenía que haber ayudado a más personas… Era inabarcable.</text:p>
      <text:p text:style-name="P18">- <text:span text:style-name="T5">E</text:span>: El negro, suelo llevarlo siempre.</text:p>
      <text:p text:style-name="P18">- <text:span text:style-name="T5">F</text:span>: Echo de menos a mis hijes, pero nos volveremos a encontrar y estoy deseando saber sus historias vitales.</text:p>
      <text:p text:style-name="P9"/>
      <text:p text:style-name="P19"/>
      <text:p text:style-name="P9">ALMA – NAMANARI</text:p>
      <text:p text:style-name="P10"/>
      <text:p text:style-name="P18">RESPUESTA<text:span text:style-name="T5">S</text:span>:</text:p>
      <text:p text:style-name="P18">- A: <text:span text:style-name="T9">Jamás volveré a tener miedo a nada.</text:span></text:p>
      <text:p text:style-name="P18">- <text:span text:style-name="T9">B: Nunca. Maldigo el día que conocí a ese monstruo que se hacía llamar “mi marido”.</text:span></text:p>
      <text:p text:style-name="P20">- <text:span text:style-name="T5">C</text:span>: Azul, como el mar en calma. La misma sensación que sentí al divorciarme.</text:p>
      <text:p text:style-name="P20">- <text:span text:style-name="T5">D</text:span>: Temprana, ese malnacido debe pagar por todo lo que me hizo y todo el tiempo que jamás recuperaré por su culpa.</text:p>
      <text:p text:style-name="P20">- <text:span text:style-name="T5">E</text:span>: Negro, el color del que se me quedó el corazón al instante en el que me di cuenta del tipo de persona que tanto había amado. Se apagó.</text:p>
      <text:p text:style-name="P20">- <text:span text:style-name="T5">F</text:span>: Echo de menos a madre, ella siempre me apoyó. Sé que ella me espera tras esa puerta y, en cuanto compre mi máscara, nos reencontraremos.</text:p>
      <text:p text:style-name="P9"/>
      <text:p text:style-name="P21"/>
      <text:p text:style-name="P9"/>
      <text:p text:style-name="P9"/>
      <text:p text:style-name="P9"/>
      <text:p text:style-name="P9">ALMA – SATURNIA</text:p>
      <text:p text:style-name="P9"/>
      <text:p text:style-name="P22">RESPUESTA<text:span text:style-name="T5">S</text:span>:</text:p>
      <text:p text:style-name="P22">- A: Tengo miedo de que este mundo no sea un lugar mejor, un lugar seguro.</text:p>
      <text:p text:style-name="P22">- B: Sí, mucho. Descubrí quién era en realidad y pude transformar el miedo a la incomprensión en tranquilidad, ya que, lo más importante, fue que por fin podía mostrarme tal y cómo era.</text:p>
      <text:p text:style-name="P22">- <text:span text:style-name="T5">C</text:span>: Azul. Curioso, porque siempre me gustó el color azul. Me recuerda a cuando me tumbaba en el suelo a observar el cielo y las nubes con mis hermanes.</text:p>
      <text:p text:style-name="P22">- <text:span text:style-name="T5">D</text:span>: Tranquila, te lo digo de corazón. Mi vida no fue fácil, pero siempre pude contar con mi familia y amistades, sobre todo cuando me inundaba la confusión y me dieron un lugar en el que poder quitarme este caparazón hasta que no lo necesitase nunca más. Ojalá todo el mundo pueda vivir una vida como la mía, es lo mínimo merecido.</text:p>
      <text:p text:style-name="P22">- <text:span text:style-name="T5">E</text:span>: El morado. Siempre me pareció el más bonito del arcoíris.</text:p>
      <text:p text:style-name="P22">- <text:span text:style-name="T5">F</text:span>: A mi comunidad. Me hicieron mucho más fuerte.</text:p>
      <text:p text:style-name="P9"/>
      <text:p text:style-name="P9">ALMA – MAORÍ</text:p>
      <text:p text:style-name="P10"/>
      <text:p text:style-name="P23">RESPUESTA<text:span text:style-name="T5">S</text:span>:</text:p>
      <text:p text:style-name="P23">- A: Tengo miedo de que desaparezca mi pueblo, mi familia.</text:p>
      <text:p text:style-name="P23">- B: Sí, fui muy feliz. Pude ver cómo la comunidad en la que me crié creció tanto que era imposible conocer a todo el mundo. Es maravilloso ver ese nivel de prosperidad.</text:p>
      <text:p text:style-name="P23">- <text:span text:style-name="T5">C</text:span>: Verde, como los pastos que cuidábamos mi familia y yo para que fuesen óptimos para los animales.</text:p>
      <text:p text:style-name="P23">- <text:span text:style-name="T5">D</text:span>: Tranquila, apacible. Toda mi familia estuvo conmigo y me arroparon.</text:p>
      <text:p text:style-name="P23">- <text:span text:style-name="T5">E</text:span>: Morado, como los atardeceres que disfrutaba junto a mis nietes cuando les contaba la vida allí hace años.</text:p>
      <text:p text:style-name="P23">- <text:span text:style-name="T5">F</text:span>: No, porque ahora puedo reencontrarme con mis ancestros y todos mis familiares viven en mí.</text:p>
      <text:p text:style-name="P23"/>
      <text:p text:style-name="P23"/>
      <text:p text:style-name="P23"/>
      <text:p text:style-name="P9">ALMA – GNAGA</text:p>
      <text:p text:style-name="P9"/>
      <text:p text:style-name="P23">RESPUESTA<text:span text:style-name="T5">S</text:span>: </text:p>
      <text:p text:style-name="P23">- A: ¿Crees que yo tendría miedo a algo?</text:p>
      <text:p text:style-name="P23"><text:soft-page-break/>- B: Más que tú y más que nadie en el mundo. No imaginas el poder que yo tengo.</text:p>
      <text:p text:style-name="P23">- <text:span text:style-name="T5">C</text:span>: Roja, como el color de la pasión. Pasión que yo volcaba siempre en cuidar a Bigotitos.</text:p>
      <text:p text:style-name="P23">- <text:span text:style-name="T5">D</text:span>: ¿Perdón? ¿Mi marcha hacia dónde? Yo no me marché, ASCENDÍ a la inmortalidad. Porque una persona como yo siempre será eterna.</text:p>
      <text:p text:style-name="P23">- <text:span text:style-name="T5">E</text:span>: Morado, siempre me transmitió mucha paz, como un atardecer en la playa.</text:p>
      <text:p text:style-name="P23">- <text:span text:style-name="T5">F</text:span>: Echo muchísimo de menos a mi Bigotitos. Sé que está bien cuidado y, cuando me quiera dar cuenta, ya estaré junto a él y volveremos a ser los seres más perfectos del mundo en compañía.</text:p>
      <text:p text:style-name="P23"/>
      <text:p text:style-name="P9"/>
      <text:p text:style-name="P9">ALMA 9 – BLANCA VACÍA</text:p>
      <text:p text:style-name="P9"/>
      <text:p text:style-name="P23">RESPUESTA<text:span text:style-name="T5">S</text:span>:</text:p>
      <text:p text:style-name="P23">- A: No lo sé.</text:p>
      <text:p text:style-name="P23">- B: Creo que sí.</text:p>
      <text:p text:style-name="P23">- <text:span text:style-name="T5">C</text:span>: Azul.</text:p>
      <text:p text:style-name="P23">- <text:span text:style-name="T5">D</text:span>: No lo sé.</text:p>
      <text:p text:style-name="P23">- <text:span text:style-name="T5">E</text:span>: Negro.</text:p>
      <text:p text:style-name="P23">- <text:span text:style-name="T5">F</text:span>: No lo s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6T00:09:48.931732500</dc:date>
    <meta:editing-duration>PT3H34M12S</meta:editing-duration>
    <meta:editing-cycles>11</meta:editing-cycles>
    <meta:generator>LibreOffice/25.2.7.2$Windows_X86_64 LibreOffice_project/5cbfd1ab6520636bb5f7b99185aa69bd7456825d</meta:generator>
    <meta:document-statistic meta:table-count="0" meta:image-count="0" meta:object-count="0" meta:page-count="3" meta:paragraph-count="82" meta:word-count="1175" meta:character-count="6004" meta:non-whitespace-character-count="4899"/>
  </office:meta>
</office:document-meta>
</file>